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97b5" officeooo:paragraph-rsid="000a97b5"/>
    </style:style>
    <style:style style:name="P2" style:family="paragraph" style:parent-style-name="Standard">
      <style:text-properties officeooo:rsid="000ab752" officeooo:paragraph-rsid="000ab752"/>
    </style:style>
    <style:style style:name="P3" style:family="paragraph" style:parent-style-name="Standard" style:list-style-name="L1">
      <style:text-properties officeooo:rsid="000c0872" officeooo:paragraph-rsid="000c0872"/>
    </style:style>
    <style:style style:name="P4" style:family="paragraph" style:parent-style-name="Standard" style:list-style-name="L1">
      <style:text-properties officeooo:rsid="000dda97" officeooo:paragraph-rsid="000dda97"/>
    </style:style>
    <style:style style:name="P5" style:family="paragraph" style:parent-style-name="Standard" style:list-style-name="L1">
      <style:text-properties officeooo:rsid="000e258b" officeooo:paragraph-rsid="000e258b"/>
    </style:style>
    <style:style style:name="P6" style:family="paragraph" style:parent-style-name="Standard" style:list-style-name="L1">
      <style:text-properties officeooo:rsid="000fffe7" officeooo:paragraph-rsid="000fffe7"/>
    </style:style>
    <style:style style:name="P7" style:family="paragraph" style:parent-style-name="Standard" style:list-style-name="L1">
      <style:text-properties officeooo:rsid="001158a2" officeooo:paragraph-rsid="001158a2"/>
    </style:style>
    <style:style style:name="P8" style:family="paragraph" style:parent-style-name="Standard" style:list-style-name="L1">
      <style:text-properties officeooo:rsid="0011ce87" officeooo:paragraph-rsid="0011ce87"/>
    </style:style>
    <style:style style:name="P9" style:family="paragraph" style:parent-style-name="Standard">
      <style:text-properties officeooo:rsid="0011ce87" officeooo:paragraph-rsid="0011ce87"/>
    </style:style>
    <style:style style:name="P10" style:family="paragraph" style:parent-style-name="Standard" style:list-style-name="L1">
      <style:text-properties officeooo:rsid="0011e79a" officeooo:paragraph-rsid="0011e79a"/>
    </style:style>
    <style:style style:name="P11" style:family="paragraph" style:parent-style-name="Standard">
      <style:text-properties officeooo:rsid="0011e79a" officeooo:paragraph-rsid="0011e79a"/>
    </style:style>
    <style:style style:name="P12" style:family="paragraph" style:parent-style-name="Standard" style:list-style-name="L1">
      <style:text-properties officeooo:rsid="0014384b" officeooo:paragraph-rsid="0014384b"/>
    </style:style>
    <style:style style:name="P13" style:family="paragraph" style:parent-style-name="Standard">
      <style:text-properties officeooo:rsid="0014384b" officeooo:paragraph-rsid="0014384b"/>
    </style:style>
    <style:style style:name="P14" style:family="paragraph" style:parent-style-name="Standard" style:list-style-name="L2">
      <style:text-properties officeooo:rsid="0015d495" officeooo:paragraph-rsid="0015d495"/>
    </style:style>
    <style:style style:name="P15" style:family="paragraph" style:parent-style-name="Standard" style:list-style-name="L2">
      <style:text-properties officeooo:rsid="00175071" officeooo:paragraph-rsid="00175071"/>
    </style:style>
    <style:style style:name="P16" style:family="paragraph" style:parent-style-name="Standard" style:list-style-name="L2">
      <style:text-properties officeooo:rsid="0019f60c" officeooo:paragraph-rsid="0019f60c"/>
    </style:style>
    <style:style style:name="P17" style:family="paragraph" style:parent-style-name="Standard" style:list-style-name="L2">
      <style:text-properties officeooo:rsid="001b3c50" officeooo:paragraph-rsid="001b3c50"/>
    </style:style>
    <style:style style:name="P18" style:family="paragraph" style:parent-style-name="Standard">
      <style:text-properties officeooo:rsid="001b3c50" officeooo:paragraph-rsid="001b3c50"/>
    </style:style>
    <style:style style:name="P19" style:family="paragraph" style:parent-style-name="Standard" style:list-style-name="L2">
      <style:text-properties officeooo:rsid="001c97b7" officeooo:paragraph-rsid="001c97b7"/>
    </style:style>
    <style:style style:name="P20" style:family="paragraph" style:parent-style-name="Standard" style:list-style-name="L2">
      <style:text-properties officeooo:rsid="001cf4b7" officeooo:paragraph-rsid="001cf4b7"/>
    </style:style>
    <style:style style:name="P21" style:family="paragraph" style:parent-style-name="Standard">
      <style:paragraph-properties fo:padding="0.0291in" fo:border-left="none" fo:border-right="none" fo:border-top="none" fo:border-bottom="0.06pt solid #000000" style:join-border="false"/>
      <style:text-properties officeooo:rsid="0011ce87" officeooo:paragraph-rsid="0011ce87"/>
    </style:style>
    <style:style style:name="P22" style:family="paragraph" style:parent-style-name="Preformatted_20_Text" style:list-style-name="L2">
      <style:text-properties style:font-name="Liberation Serif" fo:font-size="12pt" officeooo:rsid="017d175b" officeooo:paragraph-rsid="001cf4b7" style:font-size-asian="12pt" style:font-size-complex="12pt"/>
    </style:style>
    <style:style style:name="P23" style:family="paragraph" style:parent-style-name="Preformatted_20_Text" style:list-style-name="L2">
      <style:text-properties style:font-name="Liberation Serif" fo:font-size="12pt" officeooo:rsid="017d6a18" officeooo:paragraph-rsid="001cf4b7" style:font-size-asian="12pt" style:font-size-complex="12pt"/>
    </style:style>
    <style:style style:name="P24" style:family="paragraph" style:parent-style-name="Preformatted_20_Text">
      <style:text-properties style:font-name="Liberation Serif" fo:font-size="12pt" officeooo:rsid="017d6a18" officeooo:paragraph-rsid="001cf4b7" style:font-size-asian="12pt" style:font-size-complex="12pt"/>
    </style:style>
    <style:style style:name="P25" style:family="paragraph" style:parent-style-name="Preformatted_20_Text" style:list-style-name="L2">
      <style:text-properties style:font-name="Liberation Serif" fo:font-size="12pt" officeooo:rsid="001ee1ff" officeooo:paragraph-rsid="001ee1ff" style:font-size-asian="12pt" style:font-size-complex="12pt"/>
    </style:style>
    <style:style style:name="P26" style:family="paragraph" style:parent-style-name="Preformatted_20_Text" style:list-style-name="L2">
      <style:text-properties style:font-name="Liberation Serif" fo:font-size="12pt" officeooo:rsid="002084aa" officeooo:paragraph-rsid="002084aa" style:font-size-asian="12pt" style:font-size-complex="12pt"/>
    </style:style>
    <style:style style:name="P27" style:family="paragraph" style:parent-style-name="Preformatted_20_Text" style:list-style-name="L2">
      <style:text-properties style:font-name="Liberation Serif" fo:font-size="12pt" officeooo:rsid="002233ef" officeooo:paragraph-rsid="002233ef" style:font-size-asian="12pt" style:font-size-complex="12pt"/>
    </style:style>
    <style:style style:name="P28" style:family="paragraph" style:parent-style-name="Preformatted_20_Text">
      <style:text-properties style:font-name="Liberation Serif" fo:font-size="12pt" officeooo:rsid="002233ef" officeooo:paragraph-rsid="002233ef" style:font-size-asian="12pt" style:font-size-complex="12pt"/>
    </style:style>
    <style:style style:name="P29" style:family="paragraph" style:parent-style-name="Preformatted_20_Text" style:list-style-name="L2">
      <style:text-properties style:font-name="Liberation Serif" fo:font-size="12pt" officeooo:rsid="0023b820" officeooo:paragraph-rsid="0023b820" style:font-size-asian="12pt" style:font-size-complex="12pt"/>
    </style:style>
    <style:style style:name="P30" style:family="paragraph" style:parent-style-name="Preformatted_20_Text">
      <style:text-properties style:font-name="Liberation Serif" fo:font-size="12pt" officeooo:rsid="0023b820" officeooo:paragraph-rsid="0023b820" style:font-size-asian="12pt" style:font-size-complex="12pt"/>
    </style:style>
    <style:style style:name="P31" style:family="paragraph" style:parent-style-name="Preformatted_20_Text" style:list-style-name="L2">
      <style:text-properties style:font-name="Liberation Serif" fo:font-size="12pt" officeooo:rsid="00240081" officeooo:paragraph-rsid="00240081" style:font-size-asian="12pt" style:font-size-complex="12pt"/>
    </style:style>
    <style:style style:name="P32" style:family="paragraph" style:parent-style-name="Preformatted_20_Text" style:list-style-name="L2">
      <style:text-properties style:font-name="Liberation Serif" fo:font-size="12pt" officeooo:rsid="0025d602" officeooo:paragraph-rsid="0025d602" style:font-size-asian="12pt" style:font-size-complex="12pt"/>
    </style:style>
    <style:style style:name="P33" style:family="paragraph" style:parent-style-name="Preformatted_20_Text" style:list-style-name="L2">
      <style:text-properties style:font-name="Liberation Serif" fo:font-size="12pt" officeooo:rsid="0026d2c1" officeooo:paragraph-rsid="0026d2c1" style:font-size-asian="12pt" style:font-size-complex="12pt"/>
    </style:style>
    <style:style style:name="P34" style:family="paragraph" style:parent-style-name="Preformatted_20_Text" style:list-style-name="L2">
      <style:text-properties style:font-name="Liberation Serif" fo:font-size="12pt" officeooo:rsid="002744a4" officeooo:paragraph-rsid="002744a4" style:font-size-asian="12pt" style:font-size-complex="12pt"/>
    </style:style>
    <style:style style:name="P35" style:family="paragraph" style:parent-style-name="Preformatted_20_Text" style:list-style-name="L2">
      <style:text-properties style:font-name="Liberation Serif" fo:font-size="12pt" officeooo:rsid="00281636" officeooo:paragraph-rsid="00281636" style:font-size-asian="12pt" style:font-size-complex="12pt"/>
    </style:style>
    <style:style style:name="P36" style:family="paragraph" style:parent-style-name="Preformatted_20_Text" style:list-style-name="L2">
      <style:text-properties style:font-name="Liberation Serif" fo:font-size="12pt" officeooo:rsid="019fc976" officeooo:paragraph-rsid="00281636" style:font-size-asian="12pt" style:font-size-complex="12pt"/>
    </style:style>
    <style:style style:name="P37" style:family="paragraph" style:parent-style-name="Preformatted_20_Text" style:list-style-name="L2">
      <style:text-properties style:font-name="Liberation Serif" fo:font-size="12pt" officeooo:rsid="019fc976" officeooo:paragraph-rsid="002a7649" style:font-size-asian="12pt" style:font-size-complex="12pt"/>
    </style:style>
    <style:style style:name="P38" style:family="paragraph" style:parent-style-name="Preformatted_20_Text" style:list-style-name="L2">
      <style:text-properties style:font-name="Liberation Serif" fo:font-size="12pt" officeooo:rsid="002a7649" officeooo:paragraph-rsid="002a7649" style:font-size-asian="12pt" style:font-size-complex="12pt"/>
    </style:style>
    <style:style style:name="T1" style:family="text">
      <style:text-properties officeooo:rsid="000ab752"/>
    </style:style>
    <style:style style:name="T2" style:family="text">
      <style:text-properties officeooo:rsid="0011ce87"/>
    </style:style>
    <style:style style:name="T3" style:family="text">
      <style:text-properties officeooo:rsid="0011e79a"/>
    </style:style>
    <style:style style:name="T4" style:family="text">
      <style:text-properties officeooo:rsid="0016d93f"/>
    </style:style>
    <style:style style:name="T5" style:family="text">
      <style:text-properties officeooo:rsid="00181a45"/>
    </style:style>
    <style:style style:name="T6" style:family="text">
      <style:text-properties officeooo:rsid="001852e7"/>
    </style:style>
    <style:style style:name="T7" style:family="text">
      <style:text-properties officeooo:rsid="00257de5"/>
    </style:style>
    <style:style style:name="T8" style:family="text">
      <style:text-properties officeooo:rsid="00283c3f"/>
    </style:style>
    <style:style style:name="T9" style:family="text">
      <style:text-properties officeooo:rsid="002a764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gon Assault <text:span text:style-name="T1">Blue prints</text:span></text:p>
      <text:p text:style-name="P1"/>
      <text:p text:style-name="P2">Game Design</text:p>
      <text:p text:style-name="P2"/>
      <text:list xml:id="list3864379610294666485" text:style-name="L1">
        <text:list-item>
          <text:p text:style-name="P3">argon assault is a rails shooter</text:p>
          <text:list>
            <text:list-item>
              <text:p text:style-name="P3">the camera and a ship will be on rails, flying through the game space</text:p>
            </text:list-item>
            <text:list-item>
              <text:p text:style-name="P4">Enemy ships will be zooming around the game space </text:p>
            </text:list-item>
            <text:list-item>
              <text:p text:style-name="P4">points will be given for each ship destroyed.</text:p>
            </text:list-item>
            <text:list-item>
              <text:p text:style-name="P4">Player movement is horizontal and vertical </text:p>
            </text:list-item>
          </text:list>
        </text:list-item>
        <text:list-item>
          <text:p text:style-name="P4">Onion </text:p>
          <text:list>
            <text:list-item>
              <text:p text:style-name="P4">core mechanic: Dodge and shoot </text:p>
              <text:list>
                <text:list-item>
                  <text:p text:style-name="P4">then chaos!</text:p>
                  <text:list>
                    <text:list-item>
                      <text:p text:style-name="P4">Get as far as possible without dying</text:p>
                    </text:list-item>
                  </text:list>
                </text:list-item>
              </text:list>
            </text:list-item>
          </text:list>
        </text:list-item>
        <text:list-item>
          <text:p text:style-name="P5">Theme </text:p>
          <text:list>
            <text:list-item>
              <text:p text:style-name="P5">stop the enemy from taking over the unknown planet</text:p>
            </text:list-item>
          </text:list>
        </text:list-item>
        <text:list-item>
          <text:p text:style-name="P6">Game Flow and screens</text:p>
          <text:list>
            <text:list-item>
              <text:p text:style-name="P7">menu/start screen</text:p>
              <text:list>
                <text:list-item>
                  <text:p text:style-name="P7">gives directions for play </text:p>
                </text:list-item>
              </text:list>
            </text:list-item>
            <text:list-item>
              <text:p text:style-name="P7">menu screen <text:span text:style-name="T2">&gt;</text:span> to play screen</text:p>
              <text:list>
                <text:list-item>
                  <text:p text:style-name="P7">play screen <text:span text:style-name="T2">&gt;</text:span> to pause or death screen </text:p>
                </text:list-item>
                <text:list-item>
                  <text:p text:style-name="P8">pause screen &gt; to menu screen or resume</text:p>
                </text:list-item>
              </text:list>
            </text:list-item>
          </text:list>
        </text:list-item>
        <text:list-item>
          <text:p text:style-name="P10">Tech specs</text:p>
          <text:list>
            <text:list-item>
              <text:p text:style-name="P8">1920 x 1080 <text:span text:style-name="T3">resolution</text:span>, 16:9 ratio </text:p>
            </text:list-item>
            <text:list-item>
              <text:p text:style-name="P12">source control is git</text:p>
              <text:list>
                <text:list-item>
                  <text:p text:style-name="P12">use git ignore</text:p>
                </text:list-item>
              </text:list>
            </text:list-item>
          </text:list>
        </text:list-item>
      </text:list>
      <text:p text:style-name="P21"/>
      <text:p text:style-name="P9"/>
      <text:p text:style-name="P13">Game Space</text:p>
      <text:p text:style-name="P11"/>
      <text:list xml:id="list644081494226205403" text:style-name="L2">
        <text:list-item>
          <text:p text:style-name="P14">create the terrain</text:p>
          <text:list>
            <text:list-item>
              <text:p text:style-name="P14">new 3d object &gt; terrain <text:span text:style-name="T4">1000 x 1000 world units</text:span></text:p>
            </text:list-item>
            <text:list-item>
              <text:p text:style-name="P15">lower terrain on Y axis, then paint/<text:span text:style-name="T6">flatten </text:span>back to zero. <text:span text:style-name="T6">This lets us dig valleys.</text:span> <text:span text:style-name="T5">Use paint height to make plateaus.</text:span></text:p>
            </text:list-item>
            <text:list-item>
              <text:p text:style-name="P16">Hide edges of terrain with mountains, world focus should be around center of terrain</text:p>
            </text:list-item>
          </text:list>
        </text:list-item>
      </text:list>
      <text:p text:style-name="P18"/>
      <text:list xml:id="list203459662958612" text:continue-numbering="true" text:style-name="L2">
        <text:list-item>
          <text:p text:style-name="P17">add textures</text:p>
          <text:list>
            <text:list-item>
              <text:p text:style-name="P17">get rock textures from the asset store, you already own them</text:p>
              <text:list>
                <text:list-item>
                  <text:p text:style-name="P19">asset store, hard drive icon &gt; store what you own</text:p>
                </text:list-item>
                <text:list-item>
                  <text:p text:style-name="P19">just the textures, no scripts or demos</text:p>
                </text:list-item>
              </text:list>
            </text:list-item>
            <text:list-item>
              <text:p text:style-name="P19">terrain &gt; paint textures &gt; edit textures &gt; add textures</text:p>
              <text:list>
                <text:list-item>
                  <text:p text:style-name="P19">rock 3 into albedo, rock3 norm into normal</text:p>
                </text:list-item>
              </text:list>
            </text:list-item>
            <text:list-item>
              <text:p text:style-name="P20">bump, height, and normal map</text:p>
              <text:list>
                <text:list-item>
                  <text:p text:style-name="P22">bump – how light catches a shape</text:p>
                </text:list-item>
                <text:list-item>
                  <text:p text:style-name="P22">height – uses white to black scale to show height</text:p>
                </text:list-item>
                <text:list-item>
                  <text:p text:style-name="P22">normal – uses RGB to indicate which way pixels are pointing.</text:p>
                  <text:list>
                    <text:list-item>
                      <text:p text:style-name="P23">The normal adds nooks and crannies</text:p>
                    </text:list-item>
                    <text:list-item>
                      <text:p text:style-name="P23"><text:soft-page-break/>increase the scale of the texture to 100 x 100 to increase the size of the nooks and crannies</text:p>
                    </text:list-item>
                  </text:list>
                </text:list-item>
              </text:list>
            </text:list-item>
          </text:list>
        </text:list-item>
      </text:list>
      <text:p text:style-name="P24"/>
      <text:list xml:id="list203460114798783" text:continue-numbering="true" text:style-name="L2">
        <text:list-item>
          <text:p text:style-name="P25">Skybox</text:p>
          <text:list>
            <text:list-item>
              <text:p text:style-name="P26">new material named skybox, change shader to skybox&gt;procedural. Drag onto sky to apply.</text:p>
              <text:list>
                <text:list-item>
                  <text:p text:style-name="P26">procedural is like a default skyline</text:p>
                </text:list-item>
              </text:list>
            </text:list-item>
            <text:list-item>
              <text:p text:style-name="P26">use skybox volume 2 assets from asset store. You own it.</text:p>
            </text:list-item>
            <text:list-item>
              <text:p text:style-name="P26">Change skybox to 6 sided skybox&gt;procedural&gt;6 sided</text:p>
            </text:list-item>
            <text:list-item>
              <text:p text:style-name="P27">find the DSGWP material from assets, drag it onto the sky and it will auto the 6 sides as needed.</text:p>
            </text:list-item>
          </text:list>
        </text:list-item>
      </text:list>
      <text:p text:style-name="P28"/>
      <text:list xml:id="list203460678210034" text:continue-numbering="true" text:style-name="L2">
        <text:list-item>
          <text:p text:style-name="P27">Player Ship</text:p>
          <text:list>
            <text:list-item>
              <text:p text:style-name="P29">import ship from assets or make my own. </text:p>
            </text:list-item>
            <text:list-item>
              <text:p text:style-name="P29">Ensure pivot point is central, prefab the ship.</text:p>
            </text:list-item>
            <text:list-item>
              <text:p text:style-name="P35">Attach ship to the camera and reset its transform. Attach a PlayerControler.cs script to the ship</text:p>
              <text:list>
                <text:list-item>
                  <text:p text:style-name="P36">using UnityStandardAssets.CrossPlatformInput // <text:span text:style-name="T8">I get access to this namespace when I import the Standard Asset package from the asset store. This allows me to bind controls to axis' instead of keys. The control manager will decide which keys, this is great for developing across platforms</text:span></text:p>
                  <text:list>
                    <text:list-item>
                      <text:p text:style-name="P37">CrossPlatformInputManager.GetAxis(“Horizontal”); // <text:span text:style-name="T9">example of code</text:span></text:p>
                    </text:list-item>
                    <text:list-item>
                      <text:p text:style-name="P38">edit &gt; project settings &gt; input // this screen if for assigning keys to axis'</text:p>
                    </text:list-item>
                  </text:list>
                </text:list-item>
              </text:list>
            </text:list-item>
          </text:list>
        </text:list-item>
      </text:list>
      <text:p text:style-name="P30"/>
      <text:list xml:id="list203459769890819" text:continue-numbering="true" text:style-name="L2">
        <text:list-item>
          <text:p text:style-name="P31">Splash screen / <text:span text:style-name="T7">background music</text:span></text:p>
          <text:list>
            <text:list-item>
              <text:p text:style-name="P32">new scene named Splash, add a skybox with a view of space, remove the lighting. </text:p>
            </text:list-item>
            <text:list-item>
              <text:p text:style-name="P32">Center the camera on the planet, or whatever should be central.</text:p>
            </text:list-item>
            <text:list-item>
              <text:p text:style-name="P32">Add a music player game object, attach a music file to it, reduce volume to 25%.</text:p>
            </text:list-item>
            <text:list-item>
              <text:p text:style-name="P32">keep splash screen length short!</text:p>
            </text:list-item>
            <text:list-item>
              <text:p text:style-name="P33">Load Next Scene</text:p>
              <text:list>
                <text:list-item>
                  <text:p text:style-name="P33">create a level control script. Using UnityEngine.SceneManagment, Write a method that calls the next scene from the build settings order. Call the method from Start(), using Invoke() to set the desired time. </text:p>
                </text:list-item>
                <text:list-item>
                  <text:p text:style-name="P34">Attach the script to the music player if needed.</text:p>
                </text:list-item>
              </text:list>
            </text:list-item>
            <text:list-item>
              <text:p text:style-name="P35">Keep music player playing after scene load</text:p>
              <text:list>
                <text:list-item>
                  <text:p text:style-name="P35">call DontDestroyOnLoad(this) from awake() on the music player. “This” points to whatever game object the script is attached to.</text:p>
                </text:list-item>
              </text:list>
            </text:list-item>
          </text:list>
        </text:list-item>
        <text:list-item>
          <text:p text:style-name="P3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3:29:45.832624884</meta:creation-date>
    <dc:date>2018-01-25T20:34:58.925441183</dc:date>
    <meta:editing-duration>PT7H4M55S</meta:editing-duration>
    <meta:editing-cycles>35</meta:editing-cycles>
    <meta:generator>LibreOffice/5.0.3.2$Linux_x86 LibreOffice_project/00m0$Build-2</meta:generator>
    <meta:document-statistic meta:table-count="0" meta:image-count="0" meta:object-count="0" meta:page-count="2" meta:paragraph-count="64" meta:word-count="614" meta:character-count="3240" meta:non-whitespace-character-count="2736"/>
  </office:meta>
</office:document-meta>
</file>